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2" style:family="table">
      <style:table-properties style:width="6.5in" fo:margin-left="-0.075in" table:align="left"/>
    </style:style>
    <style:style style:name="Table2.A" style:family="table-column">
      <style:table-column-properties style:column-width="6.5in"/>
    </style:style>
    <style:style style:name="Table2.1" style:family="table-row">
      <style:table-row-properties style:min-row-height="0.2222in" style:keep-together="true" fo:keep-together="auto"/>
    </style:style>
    <style:style style:name="Table2.A1" style:family="table-cell">
      <style:table-cell-properties fo:padding-left="0.075in" fo:padding-right="0.075in" fo:padding-top="0in" fo:padding-bottom="0in" fo:border="0.0139in solid #000001"/>
    </style:style>
    <style:style style:name="Table3" style:family="table">
      <style:table-properties style:width="6.5in" fo:margin-left="-0.075in" table:align="left"/>
    </style:style>
    <style:style style:name="Table3.A" style:family="table-column">
      <style:table-column-properties style:column-width="6.5in"/>
    </style:style>
    <style:style style:name="Table3.1" style:family="table-row">
      <style:table-row-properties style:min-row-height="0.2222in" style:keep-together="true" fo:keep-together="auto"/>
    </style:style>
    <style:style style:name="Table3.A1" style:family="table-cell">
      <style:table-cell-properties fo:padding-left="0.075in" fo:padding-right="0.075in" fo:padding-top="0in" fo:padding-bottom="0in" fo:border="0.0139in solid #000001"/>
    </style:style>
    <style:style style:name="Table4" style:family="table">
      <style:table-properties style:width="6.5in" fo:margin-left="-0.075in" table:align="left"/>
    </style:style>
    <style:style style:name="Table4.A" style:family="table-column">
      <style:table-column-properties style:column-width="6.5in"/>
    </style:style>
    <style:style style:name="Table4.1" style:family="table-row">
      <style:table-row-properties style:min-row-height="0.2222in" style:keep-together="true" fo:keep-together="auto"/>
    </style:style>
    <style:style style:name="Table4.A1" style:family="table-cell">
      <style:table-cell-properties fo:padding-left="0.075in" fo:padding-right="0.075in" fo:padding-top="0in" fo:padding-bottom="0in" fo:border="0.0139in solid #000001"/>
    </style:style>
    <style:style style:name="Table5" style:family="table">
      <style:table-properties style:width="6.5in" fo:margin-left="-0.075in" table:align="left"/>
    </style:style>
    <style:style style:name="Table5.A" style:family="table-column">
      <style:table-column-properties style:column-width="6.5in"/>
    </style:style>
    <style:style style:name="Table5.1" style:family="table-row">
      <style:table-row-properties style:min-row-height="0.2222in" style:keep-together="true" fo:keep-together="auto"/>
    </style:style>
    <style:style style:name="Table5.A1" style:family="table-cell">
      <style:table-cell-properties fo:padding-left="0.075in" fo:padding-right="0.075in" fo:padding-top="0in" fo:padding-bottom="0in" fo:border="0.0139in solid #000001"/>
    </style:style>
    <style:style style:name="Table6" style:family="table">
      <style:table-properties style:width="6in" fo:margin-left="-0.075in" table:align="left"/>
    </style:style>
    <style:style style:name="Table6.A" style:family="table-column">
      <style:table-column-properties style:column-width="6in"/>
    </style:style>
    <style:style style:name="Table6.1" style:family="table-row">
      <style:table-row-properties style:min-row-height="0.2222in" style:keep-together="true" fo:keep-together="auto"/>
    </style:style>
    <style:style style:name="Table6.A1" style:family="table-cell">
      <style:table-cell-properties fo:padding-left="0.075in" fo:padding-right="0.075in" fo:padding-top="0in" fo:padding-bottom="0in" fo:border="0.0139in solid #000001"/>
    </style:style>
    <style:style style:name="P1" style:family="paragraph" style:parent-style-name="Standard">
      <style:paragraph-properties fo:margin-left="0.5in" fo:margin-right="0in" fo:text-indent="0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1in" fo:margin-right="0in" fo:text-indent="0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5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8" style:family="paragraph" style:parent-style-name="Standard">
      <style:paragraph-properties fo:margin-left="0in" fo:margin-right="0in" fo:text-indent="0.5in" style:auto-text-indent="false"/>
    </style:style>
    <style:style style:name="P9"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fo:color="#1155cc" style:font-name="Courier New" style:text-underline-style="solid" style:text-underline-width="auto" style:text-underline-color="font-color" style:font-name-asian="Courier New1" style:font-name-complex="Courier New1"/>
    </style:style>
    <style:style style:name="T6" style:family="text">
      <style:text-properties style:font-name="Courier New" style:font-name-asian="Courier New1" style:font-name-complex="Courier New1"/>
    </style:style>
    <style:style style:name="T7" style:family="text">
      <style:text-properties style:font-name="Courier New" fo:font-size="10pt" style:font-name-asian="Courier New1" style:font-size-asian="10pt" style:font-name-complex="Courier New1"/>
    </style:style>
    <style:style style:name="T8" style:family="text">
      <style:text-properties style:font-name="Courier New" fo:font-size="10pt" fo:font-weight="bold" style:font-name-asian="Courier New1" style:font-size-asian="10pt" style:font-weight-asian="bold" style:font-name-complex="Courier New1"/>
    </style:style>
    <style:style style:name="T9" style:family="text">
      <style:text-properties fo:font-size="10pt" style:font-size-asian="10pt"/>
    </style:style>
    <style:style style:name="T10" style:family="text">
      <style:text-properties fo:color="#ffffff"/>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Updated March 3, 2015</text:span></text:p>
      <text:p text:style-name="Standard"/>
      <text:list xml:id="list606198092" text:style-name="WWNum1">
        <text:list-item>
          <text:p text:style-name="P2">Create your XML (on a workstation or the analysis nodes)</text:p>
        </text:list-item>
        <text:list-item>
          <text:p text:style-name="P2">Log in as user ESD on the analysis nodes (if applicable)</text:p>
        </text:list-item>
        <text:list-item>
          <text:p text:style-name="P2">Load the appropriate module</text:p>
        </text:list-item>
        <text:list-item>
          <text:p text:style-name="P2">Activate the FUDGE code</text:p>
          <text:list>
            <text:list-item>
              <text:p text:style-name="P4">expergen</text:p>
            </text:list-item>
          </text:list>
        </text:list-item>
      </text:list>
      <text:p text:style-name="P1"><text:s text:c="8"/>4.1.1. expergen calls fudgeList (new)</text:p>
      <text:list xml:id="list537313139" text:continue-numbering="true" text:style-name="WWNum1">
        <text:list-item>
          <text:list>
            <text:list-item>
              <text:p text:style-name="P4">submit_job</text:p>
            </text:list-item>
            <text:list-item>
              <text:p text:style-name="P4">postProc</text:p>
              <text:list>
                <text:list-item>
                  <text:p text:style-name="P5">Auto-generated postProc script for sourcing. (new)</text:p>
                </text:list-item>
                <text:list-item>
                  <text:p text:style-name="P5">Run postProc with msub as a batch job. (new)</text:p>
                </text:list-item>
              </text:list>
            </text:list-item>
            <text:list-item>
              <text:p text:style-name="P4">Troubleshooting</text:p>
              <text:list>
                <text:list-item>
                  <text:p text:style-name="P5">Missing minfiles</text:p>
                </text:list-item>
                <text:list-item>
                  <text:p text:style-name="P5">expergen</text:p>
                </text:list-item>
                <text:list-item>
                  <text:p text:style-name="P5">postProc</text:p>
                </text:list-item>
              </text:list>
            </text:list-item>
          </text:list>
        </text:list-item>
      </text:list>
      <text:p text:style-name="P3"/>
      <text:p text:style-name="P6">Additional information can also be found in releaseNotes of the darkchocolate module.</text:p>
      <text:p text:style-name="P6"/>
      <text:p text:style-name="Standard"><text:span text:style-name="T3">Section 1: Create your XML</text:span></text:p>
      <text:p text:style-name="Standard"/>
      <text:p text:style-name="Standard">The XML informs FUDGE of many of its component parts. For the latest documentation on the XML, see the XML guide located here: </text:p>
      <text:p text:style-name="Standard"><text:a xlink:type="simple" xlink:href="https://docs.google.com/a/noaa.gov/document/d/1cehp-DVGmYoSXodAh652Tkp3MMFOljWeuyjYteX-IJU/edit"><text:span text:style-name="T4">https://docs.google.com/a/noaa.gov/document/d/1cehp-DVGmYoSXodAh652Tkp3MMFOljWeuyjYteX-IJU/edit</text:span></text:a></text:p>
      <text:p text:style-name="Standard"/>
      <text:p text:style-name="Standard">There is currently an XML generation tool for downscaling runs in the darkchocolate framework for many datasets and downscaling methods. It is located at: <text:span text:style-name="T6">/home/esd/MJN_sandbox/</text:span></text:p>
      <text:p text:style-name="Standard"><text:span text:style-name="T6">darkchocolate/XMLgen.csh</text:span></text:p>
      <text:p text:style-name="Standard"/>
      <text:p text:style-name="Standard">Please note that it is currently a work in progress, and contact MJN for assistance in using the tool. Note that the tool throws an error if you are not logged in as user ESD.</text:p>
      <text:p text:style-name="Standard"/>
      <text:p text:style-name="Standard">Although it is possible to hand-edit an XML for a new downscaling run, THIS IS NO LONGER RECOMMENDED. There are checks built into the XML generator that are either not duplicated elsewhere in the ExperGen workflow, or are duplicated at a point further down the workflow, after your job has been running for a while.</text:p>
      <text:p text:style-name="P6"/>
      <text:p text:style-name="P6"><text:span text:style-name="T3">Section 2: Log in as user ESD (if applicable) on the analysis nodes</text:span></text:p>
      <text:p text:style-name="P6"/>
      <text:p text:style-name="P6">It is not necessary to log in as user ESD for a downscaling run; for experiments and testing new features, it is possible to run a job under your name, so long as the output and scripts directories defined. However, for production jobs, it has been necessary to log in as user ESD; to do so, please consult the instructions located at: <text:a xlink:type="simple" xlink:href="http://cobweb.gfdl.noaa.gov/~esd/logs.html"><text:span text:style-name="T4">http://cobweb.gfdl.noaa.gov/~esd/logs.html</text:span></text:a></text:p>
      <text:p text:style-name="P6"/>
      <text:p text:style-name="P6">Please note that in its current state, FUDGE <text:span text:style-name="T3">will not run</text:span> unless it its run on the analysis nodes.</text:p>
      <text:p text:style-name="P6"><text:soft-page-break/></text:p>
      <text:p text:style-name="P6"><text:span text:style-name="T3">Section 3: Load the appropriate module</text:span></text:p>
      <text:p text:style-name="P6"/>
      <text:p text:style-name="P6">First, source the .cshrc associated with the esd account's local/ directory: </text:p>
      <text:p text:style-name="P6"/>
      <table:table table:name="Table1" table:style-name="Table1">
        <table:table-column table:style-name="Table1.A"/>
        <table:table-row table:style-name="Table1.1">
          <table:table-cell table:style-name="Table1.A1" office:value-type="string">
            <text:p text:style-name="Standard"><text:span text:style-name="T6">source /home/esd/local/.cshrc_esd</text:span></text:p>
          </table:table-cell>
        </table:table-row>
      </table:table>
      <text:p text:style-name="P6"/>
      <text:p text:style-name="Standard">A module avail should now show a series of FUDGE modules available for loading. </text:p>
      <text:p text:style-name="P6"/>
      <table:table table:name="Table2" table:style-name="Table2">
        <table:table-column table:style-name="Table2.A"/>
        <table:table-row table:style-name="Table2.1">
          <table:table-cell table:style-name="Table2.A1" office:value-type="string">
            <text:p text:style-name="Standard"><text:span text:style-name="T6">&gt; module avail fudge</text:span></text:p>
            <text:p text:style-name="Standard"><text:span text:style-name="T6">---------------/home/esd/local/modulefiles/-----------------</text:span></text:p>
            <text:p text:style-name="Standard"><text:span text:style-name="T6">fudge/cinnamon <text:s text:c="4"/><text:tab/>fudge/cinnamon-testing <text:s text:c="2"/>fudge/darkchocolate-testing</text:span></text:p>
          </table:table-cell>
        </table:table-row>
      </table:table>
      <text:p text:style-name="P6"/>
      <text:p text:style-name="P6"/>
      <text:p text:style-name="P6">A <text:span text:style-name="T6">module load fudge/${branch-of-your-choice}</text:span> should load the version of the FUDGE code associated with that branch. The branch is included in the output minifile and concatenated metadata. The current production branch for downscaling runs is <text:span text:style-name="T3">cinnamon</text:span>; however, once cross-platform regression tests are verified on <text:span text:style-name="T3">darkchocolate-testing</text:span>, that will switch to <text:span text:style-name="T3">darkchocolate</text:span>.</text:p>
      <text:p text:style-name="P6"/>
      <text:p text:style-name="P6"/>
      <text:p text:style-name="P6"><text:span text:style-name="T3">Section 4.1: Expergen</text:span></text:p>
      <text:p text:style-name="P6"/>
      <text:p text:style-name="P6">The scripts and code associated with an individual downscaling run are created with expergen. To run expergen, type</text:p>
      <text:p text:style-name="P6"/>
      <table:table table:name="Table3" table:style-name="Table3">
        <table:table-column table:style-name="Table3.A"/>
        <table:table-row table:style-name="Table3.1">
          <table:table-cell table:style-name="Table3.A1" office:value-type="string">
            <text:p text:style-name="P7"><text:span text:style-name="T9"><text:s/>&gt; </text:span><text:span text:style-name="T7">expergen -i /home/esd/PROJECTS/DOWNSCALING/scripts/RR/XML/RRprp1-CDFt-B38apTest1L01K00.xml --msub</text:span></text:p>
          </table:table-cell>
        </table:table-row>
      </table:table>
      <text:p text:style-name="P6"/>
      <text:p text:style-name="P6"/>
      <text:p text:style-name="P6">Where the -i flag points to the path to the XML that is being used for the experiment. --msub is an optional flag for submitting downscaling jobs immediately after expergen is complete; for more information, see section 4.2. </text:p>
      <text:p text:style-name="P6"/>
      <text:p text:style-name="P6">Expergen will throw errors and stop if it finds either preexisting output or scripts in the locations to which it is writing for the downscaling run. The only way to overwrite preexisting output is with the <text:span text:style-name="T6">&lt;ifpreexist&gt;</text:span> tag in the XML, which triggers a cleanup script that removes the existing output and script directories if <text:span text:style-name="T6">&lt;ifpreexist&gt;</text:span> is set to <text:span text:style-name="T6">erase</text:span>. If erasing output, the user will be warned with a message that reads: <text:span text:style-name="T10">Warning: Scripts Directory already exists. But, since &lt;ifpreexist&gt;erase&lt;/ifpreexist&gt; is turned on, the scripts and any existing OneD output will be overwritten.</text:span>, giving a few seconds in which to press ctrl+c and halt execution before everything is erased.</text:p>
      <text:p text:style-name="P6"/>
      <text:p text:style-name="P6">If you want to save the former experiment for later reference, however, the &lt;ifpreexist&gt; tag in the XML now has a <text:span text:style-name="T6">move</text:span> setting that will move the experiment result to <text:soft-page-break/><text:span text:style-name="T6">experiment_name~n</text:span>, where n is the smallest number greater than the number of experiments in that directory that share the same name for which experiment_name~n is not already in use. </text:p>
      <text:p text:style-name="P6"/>
      <text:p text:style-name="P6">Expergen can take up to five minutes to run-and-generate runscripts, depending upon the size of the downscaled region.</text:p>
      <text:p text:style-name="P6"/>
      <text:p text:style-name="Standard"><text:span text:style-name="T3">Section 4.1.1: Expergen calls fudgeList</text:span></text:p>
      <text:p text:style-name="Standard"/>
      <text:p text:style-name="Standard">The darkchocolate branch is aimed at calling fudgeList at the tail end of the expergen execution. This means, the summary log file is now created as soon as the user runs expergen on a specific XML. But, the summary log file created is only available in the scripts directory at this stage. (<text:span text:style-name="T11">When you run postProc, you’ll ultimately have the summary log saved in /archive as well)</text:span></text:p>
      <text:p text:style-name="Standard"/>
      <table:table table:name="Table4" table:style-name="Table4">
        <table:table-column table:style-name="Table4.A"/>
        <table:table-row table:style-name="Table4.1">
          <table:table-cell table:style-name="Table4.A1" office:value-type="string">
            <text:p text:style-name="P7"><text:span text:style-name="T7">..</text:span></text:p>
            <text:p text:style-name="P7"><text:span text:style-name="T7">..</text:span></text:p>
            <text:p text:style-name="P7"><text:span text:style-name="T7">Summary Log File: <text:s/>/nbhome/cew/Code/testing//scripts/US48/PMtxanp1-BCQM-test12e1AX01K00//experiment_info.txt</text:span></text:p>
          </table:table-cell>
        </table:table-row>
      </table:table>
      <text:p text:style-name="Standard"/>
      <text:p text:style-name="P6"/>
      <text:p text:style-name="P6"><text:span text:style-name="T3">Section 4.2: Submitting a job</text:span></text:p>
      <text:p text:style-name="P6"/>
      <text:p text:style-name="P6">Individual minifiles jobs are submitted to the post-processing and analysis nodes via the master scripts and the submit_job FUDGE utility. To manually invoke submit_job on the output of expergen, type</text:p>
      <text:p text:style-name="P6"/>
      <table:table table:name="Table5" table:style-name="Table5">
        <table:table-column table:style-name="Table5.A"/>
        <table:table-row table:style-name="Table5.1">
          <table:table-cell table:style-name="Table5.A1" office:value-type="string">
            <text:p text:style-name="P7"><text:span text:style-name="T7">&gt; submit_job /home/esd/PROJECTS/DOWNSCALING/scripts/RR/RRprp1-CDFt-B38apTest1L01K00//master/ 181 370 2014-11-07.09:10:11.728048</text:span></text:p>
          </table:table-cell>
        </table:table-row>
      </table:table>
      <text:p text:style-name="P6"/>
      <text:p text:style-name="P6"/>
      <text:p text:style-name="P6"/>
      <text:p text:style-name="P6">Where the arguments to submit_job are </text:p>
      <text:p text:style-name="P6"/>
      <text:p text:style-name="P6"><text:span text:style-name="T6">submit_job master_script_directory/ 181 370 timestamp</text:span></text:p>
      <text:p text:style-name="P6"/>
      <text:p text:style-name="P6">master_script_directory: The directory of master scripts created by ExperGen. Control the moab commands that split jobs over individual analysis nodes. </text:p>
      <text:p text:style-name="P6"/>
      <text:p text:style-name="P6">181, 370 : The start and end longitudes of the XML. These are used to locate individual minifiles for a job within /archive. </text:p>
      <text:p text:style-name="P6"/>
      <text:p text:style-name="P6">timestamp: The timestamp on the end of the runcodes, runscripts and master scripts, consisting of the date, time, and time in microseconds (e.g. 2014-11-06.11:36:12.528836)</text:p>
      <text:p text:style-name="P6"/>
      <text:p text:style-name="P6">Note that nearly all of the components were available in the final few lines of the ExperGen standard out: </text:p>
      <text:p text:style-name="P6"><text:span text:style-name="T7">Step 3: --------------MASTER SCRIPT GENERATION-----------------------</text:span></text:p>
      <text:p text:style-name="P6"><text:span text:style-name="T7">Creating master run script for downscaling lon slice <text:s/>181 to <text:s/>370</text:span></text:p>
      <text:p text:style-name="P6"><text:soft-page-break/><text:span text:style-name="T7">/home/esd/PROJECTS/DOWNSCALING/scripts/RR/RRtxp1-CDFt-B38atL01K00//master//master_script_181_188.2014-11-05.15:02:01.728003</text:span></text:p>
      <text:p text:style-name="P6"><text:span text:style-name="T7">/home/esd/PROJECTS/DOWNSCALING/scripts/RR/RRtxp1-CDFt-B38atL01K00//master//master_script_189_196.2014-11-05.15:02:01.728003</text:span></text:p>
      <text:p text:style-name="P6"/>
      <text:p text:style-name="P6"><text:span text:style-name="T7">...</text:span></text:p>
      <text:p text:style-name="P6"><text:span text:style-name="T7">/home/esd/PROJECTS/DOWNSCALING/scripts/RR/RRtxp1-CDFt-B38atL01K00//master//master_script_365_370.2014-11-05.15:02:01.728003</text:span></text:p>
      <text:p text:style-name="P6"/>
      <text:p text:style-name="P6"><text:span text:style-name="T7">3- completed</text:span></text:p>
      <text:p text:style-name="P6"/>
      <text:p text:style-name="P6">It is also possible to avoid invoking submit_job via adding a --msub flag to the command line: </text:p>
      <text:p text:style-name="P6"><text:span text:style-name="T9">&gt; </text:span><text:span text:style-name="T7">expergen -i /home/esd/PROJECTS/DOWNSCALING/scripts/RR/XML/RRprp1-CDFt-B38apTest1L01K00.xml --msub</text:span></text:p>
      <text:p text:style-name="P6"/>
      <text:p text:style-name="P6">However, it is important to keep in mind that this is only one submit_job command; if one or more of the batch jobs fail, you will need to call submit_job with the master_scritps directory in order to run the remaining jobs.</text:p>
      <text:p text:style-name="P6"/>
      <text:p text:style-name="P6">submit_job (or --msub) can take between four and ten minutes to complete jobs on the PP/AN at present, depending upon the complexity of the downscaling method, <text:s/>the complexity of the adjustments being performed upon downscaled output, and the load average of the analysis nodes. </text:p>
      <text:p text:style-name="P6"/>
      <text:p text:style-name="P6">It is possible to keep an eye on how the job is progressing by counting the number of minifiles in the output directory: </text:p>
      <text:p text:style-name="P6"><text:span text:style-name="T7">&gt; ls /archive/esd/PROJECTS/DOWNSCALING/RR/downscaled/NOAA-GFDL/MPI-ESM-LR/rcp85/day/atmos/day/r1i1p1/v20111014/RRtnp1-CDFt-B38atL01K00/tasmin/RR/OneD/v20140108/ | wc -l</text:span></text:p>
      <text:p text:style-name="P6"/>
      <text:p text:style-name="P6">When you get to the correct number of minifiles (for Red River, the total should be 190 minifiles and possibly a qcmask directory; for PM data, the total should be 194), you are ready to proceed to the next step. </text:p>
      <text:p text:style-name="P6"/>
      <text:p text:style-name="P6">However, if you do not want to keep track of the number of minfiles directly, then you can keep sourcing the postProc command (section 4.3.1) until the status returned is 0. postProc has automatic checks for the number of minfiles present in the downscaled output, depending on the gridded dataset used, which is very useful if you are writing general-purpose scripts. Please keep in mind, however, that if one or more minifiles failed to be written, postProc will return 245 as its status indefinitely; running a few similar jobs to gauge how long your downscaling run will take an adding a timer to your scripts is a good idea. </text:p>
      <text:p text:style-name="P6"/>
      <text:p text:style-name="P6"><text:span text:style-name="T3">Section 4.3: postProc</text:span></text:p>
      <text:p text:style-name="P6"/>
      <text:p text:style-name="P6"><text:span text:style-name="T3">4.3.1: postProc via a sourced command</text:span></text:p>
      <text:p text:style-name="P1">postProc activates scripts that concatenate the minifiles into a single output file and adjust its metadata in order to conform to CMIP standards. To process the downscaled output, just point it to the target XML: </text:p>
      <text:p text:style-name="P1"/>
      <text:p text:style-name="P1"><text:soft-page-break/><text:span text:style-name="T6">postProc -i $xml_location -v $varname1,$varname2</text:span></text:p>
      <text:p text:style-name="P1"/>
      <text:p text:style-name="P1"><text:span text:style-name="T6">&gt; postProc -i /home/esd/PROJECTS/DOWNSCALING/scripts/RR/config/RRprp1-CDFt-B38apTest1L01K00.xml -v precip</text:span></text:p>
      <text:p text:style-name="P1"/>
      <text:p text:style-name="P1">The most common for $varname2 is $varnalme1_qcmask, for processing the mask files that are occasioanlly generated with FUDGE. </text:p>
      <text:p text:style-name="P1"/>
      <text:p text:style-name="P1">Or, as of darkchocolate, a postProc runscript is also generated for you. You can either <text:s/>source the postProc_command script, run it directly -or- msub this script so it can run faster on the PP nodes <text:span text:style-name="T11">(msub info: in section 4.3.2),</text:span></text:p>
      <text:p text:style-name="P1">the postProc_command script that’s generated is located in the scripts directory . (NOTE: expergen prints the name of the script with msub syntax to run it) </text:p>
      <text:p text:style-name="P1"/>
      <text:p text:style-name="P1"><text:span text:style-name="T7">$script_dir/$grid/$experiment_name/postProc_command*</text:span></text:p>
      <text:p text:style-name="P1"/>
      <text:p text:style-name="P1"><text:span text:style-name="T7">/work/Carolyn.Whitlock/fudge_regtets/15-03-04_09_51_40///regression_test_1/scripts/US48/PMtnp1-CDFt-A2e1X01K00//postProc/postProc_command_2015-03-04.09:53:50.984886</text:span></text:p>
      <text:p text:style-name="P1"/>
      <text:p text:style-name="P1">postProc_command is created during expergen, and is referenced in the expergen standard out: </text:p>
      <text:p text:style-name="P1"/>
      <text:p text:style-name="P1"><text:span text:style-name="T7">Step 4: --------------PP postProc SCRIPT GENERATION-----------------</text:span></text:p>
      <text:p text:style-name="P1"><text:span text:style-name="T7">postProc command script location: /nbhome/cew/Code/testing//scripts/US48/PMtxanp1-BCQM-test12e1AX01K00//postProc/postProc_command_2015-03-03.14:28:20.368573</text:span></text:p>
      <text:p text:style-name="P1"/>
      <text:p text:style-name="P1"><text:span text:style-name="T7">4- completed</text:span></text:p>
      <text:p text:style-name="P1"/>
      <text:p text:style-name="P1">This means that it is straightforward to save postProc by saving the expergen stdout and grepping through it for the postProc command: </text:p>
      <text:p text:style-name="P1"/>
      <text:p text:style-name="P1"><text:span text:style-name="T6">expergen -i $path_to_xml --msub &gt;&gt; output.txt</text:span></text:p>
      <text:p text:style-name="P1"><text:span text:style-name="T6">set pp_cmnd <text:s/>= `tail -n 20 output.txt | grep -oP 'postProc command script location: \K.*'`</text:span></text:p>
      <text:p text:style-name="P1"><text:span text:style-name="T6">source $pp_cmnd</text:span></text:p>
      <text:p text:style-name="P1"/>
      <text:p text:style-name="P1">This references the same command as you would use to call postProc by hand, but in a standard location that it is simpler to build scripts around. The sourceable postProc command also automatically includes the arguments needed to process both the downscaled output and the qc mask. </text:p>
      <text:p text:style-name="P6"/>
      <text:p text:style-name="P6"><text:span text:style-name="T3">4.3.2: postProc via msub</text:span></text:p>
      <text:p text:style-name="P1">As of darkchocolate, it is also possible to submit the postproc scripts as a batch job, to improve postProc performance and to be able to have <text:s/>a log associated with the run to help with debugging. </text:p>
      <text:p text:style-name="P1"><text:soft-page-break/></text:p>
      <text:p text:style-name="P1">The job stdout log goes to a standard location like the following-</text:p>
      <text:p text:style-name="Standard"><text:s text:c="12"/>/work/$USER/fudge/stdout/fudge_postProc_.m${MOAB_JOBNAME}.${MOAB_JOBID}</text:p>
      <text:p text:style-name="Standard"><text:s text:c="12"/>And, the name of the job is fudge_postProc if you’re looking at the moab queue <text:s/></text:p>
      <text:p text:style-name="Standard"><text:s text:c="12"/>filtered by names.</text:p>
      <text:p text:style-name="P1"/>
      <text:p text:style-name="P1">The command to submit the postProc job is <text:span text:style-name="T3">printed at the end of an expergen run </text:span>in this form:</text:p>
      <text:p text:style-name="P6"/>
      <text:p text:style-name="P1"/>
      <table:table table:name="Table6" table:style-name="Table6">
        <table:table-column table:style-name="Table6.A"/>
        <table:table-row table:style-name="Table6.1">
          <table:table-cell table:style-name="Table6.A1" office:value-type="string">
            <text:p text:style-name="P1"><text:span text:style-name="T7">Please use this script to run post post-processing (or msub this script), postProc when downscaling jobs are complete <text:s/>/nbhome/cew/Code/testing//scripts/US48/PMtxanp1-BCQM-test12e1AX01K00/postProc/postProc_command_2015-03-03.14:28:20.368573</text:span></text:p>
            <text:p text:style-name="P1"><text:span text:style-name="T8">msub -m ae -M Carolyn.Whitlock@noaa.gov /nbhome/cew/Code/testing//scripts/US48/PMtxanp1-BCQM-test12e1AX01K00/postProc/postProc_command_2015-03-03.14:28:20.368573</text:span></text:p>
            <text:p text:style-name="P1"><text:span text:style-name="T7">Summary Log File: <text:s/>/nbhome/cew/Code/testing//scripts/US48/PMtxanp1-BCQM-test12e1AX01K00//experiment_info.txt</text:span></text:p>
          </table:table-cell>
        </table:table-row>
      </table:table>
      <text:p text:style-name="P1"/>
      <text:p text:style-name="P1"/>
      <text:p text:style-name="P6"/>
      <text:p text:style-name="P1">where for instance - <text:a xlink:type="simple" xlink:href="mailto:Carolyn.Whitlock@noaa.gov"><text:span text:style-name="T4">Carolyn.Whitlock@noaa.gov</text:span></text:a> is the environmental variable $NEMSemail. In order to have the msub command displayed accurately without requiring further editing, it is recommended that users edit their individual .cshrc profiles in the ESD role account to set the following variable:</text:p>
      <text:p text:style-name="P1"/>
      <text:p text:style-name="P1"><text:span text:style-name="T6">setenv NEMSemail </text:span><text:a xlink:type="simple" xlink:href="mailto:user_name@noaa.gov"><text:span text:style-name="T5">user_name@noaa.gov</text:span></text:a></text:p>
      <text:p text:style-name="P1"/>
      <text:p text:style-name="P1">If your job is submitted using a <text:span text:style-name="T8">msub -m ae -M Carolyn.Whitlock@noaa.gov, </text:span>for example, there will be an email notification of the completion of a postProc command once the postproc command is complete (or if there is a failure). This is recommended. If $NEMSemail is not set, however, there is no fatal error returned and the expergen execution proceeds with information on the general syntax.<text:span text:style-name="T6"> </text:span></text:p>
      <text:p text:style-name="P1"/>
      <text:p text:style-name="P1">Please note that for both submission via msub and submission via sourcing the postproc script, <text:span text:style-name="T3">running another experiment under the same name with the move option enabled will render the original postproc commands invalid</text:span>. The postproc command is not edited with the move option, and the file paths within postProc_command$timestamp will still point to experiment_name, not experiment_name~n. In order to concatenate moved output, you need to manually edit the XML used in the postproc command and run it on your own. </text:p>
      <text:p text:style-name="P6"/>
      <text:p text:style-name="P6">PostProc can take five to ten minutes to run, depending upon the downscaled output and the load <text:soft-page-break/>on the analysis nodes at the time. When it is done, it creates a summary logfile experiment_info.txt and places it underneath the experiment directory in /archive. </text:p>
      <text:p text:style-name="P6"/>
      <text:p text:style-name="P6">If too few minifiles for a gridded region are found, postProc prints: </text:p>
      <text:p text:style-name="P6"/>
      <text:p text:style-name="P6"><text:span text:style-name="T13">Error code -11: The expected number of files is not present. Please verify!</text:span></text:p>
      <text:p text:style-name="P6">And exits before attempting to write any output. If you see this message, try re-submitting the submit_job that you used to generate the downscaled output. Passing a check, however, shows this output: </text:p>
      <text:p text:style-name="P6"/>
      <text:p text:style-name="P6"><text:span text:style-name="T10">checker: complete: success</text:span></text:p>
      <text:p text:style-name="P6">and allows postProc to continue with processing the files. </text:p>
      <text:p text:style-name="P6"/>
      <text:p text:style-name="P6">If the experiment generated both a qc mask and downscaled output and only one is present after postProc runs, the following error message will display: </text:p>
      <text:p text:style-name="P6"/>
      <text:p text:style-name="P6"><text:s/><text:span text:style-name="T10">Warning code -11: The expected number of files is not present. Please verify!</text:span></text:p>
      <text:p text:style-name="P6"/>
      <text:p text:style-name="P6">This means that the warning will always display the first time that postProc is run for a downscaling job. </text:p>
      <text:p text:style-name="P6"/>
      <text:p text:style-name="P6"/>
      <text:p text:style-name="P6"><text:span text:style-name="T3">Section 4.4 Troubleshooting</text:span></text:p>
      <text:p text:style-name="P6"/>
      <text:p text:style-name="P6"><text:span text:style-name="T11"><text:tab/></text:span><text:span text:style-name="T3">4.4.1: Missing minfiles</text:span></text:p>
      <text:p text:style-name="P6"/>
      <text:p text:style-name="P6"><text:span text:style-name="T11">There are only 59 downscaled output minifiles in /archive. </text:span></text:p>
      <text:p text:style-name="P6">If there are only 59 downscaled output minifiles, and you are running an experiment in the Red River region with spatial masks, it is likely that FUDGE has successfully processed the minifiles containing all NA values and thrown an error on the files that produce downscaled output. If you are feeling adventurous, try running the i=300th runscript to see what errors result - i.e. <text:span text:style-name="T6">tcsh path_to_runscript. </text:span>Otherwise, contact Aparna or Carolyn.</text:p>
      <text:p text:style-name="P6"/>
      <text:p text:style-name="P6"><text:span text:style-name="T11">There are only 187 output minifiles in /archive. </text:span></text:p>
      <text:p text:style-name="P6">This error haIt is likely that a few of the jobs timed out. Try re-running submit_job. When you get 190 minifiles and no gcp operations in place, try running postProc. If there are still missing files, please consult Aparna or Carolyn. </text:p>
      <text:p text:style-name="P6"/>
      <text:p text:style-name="P6"><text:span text:style-name="T11">There are no output files present in /archive, and the script has been running for more than five minutes.</text:span></text:p>
      <text:p text:style-name="P6">If there are no output files present in /archive, it is likely that there has been an error in the R code. You can check on the logfiles associated with individual minifile batch jobs by going to one of two locations. Your scripts directory for the experiment has a log directory (i.e. <text:span text:style-name="T6">/home/cew/Code/testing/scripts/RR/RRtnp1-CDFt-A38ap-mL01K00/log/</text:span>) with logfiles that contain the runcode and output from the R script used to run your minfiles, including any error messages in the R code. To look at jobs as a whole, from the master script to <text:soft-page-break/>runscript to runcode, the logfiles are located in <text:span text:style-name="T6">/work/$username/fudge/stdout</text:span> and can be parsed using grep -rl to search for jobs by date or by experiment name.</text:p>
      <text:p text:style-name="P6"/>
      <text:p text:style-name="P8"><text:span text:style-name="T3">4.4.2: expergen</text:span></text:p>
      <text:p text:style-name="P6"/>
      <text:p text:style-name="Standard"><text:span text:style-name="T11">I manually moved my old output in /archive to a new directory to re-run an experiment, but expergen will not generate the new job submission scripts!</text:span></text:p>
      <text:p text:style-name="Standard">Expergen checks for both the presence of downscaled output (pointed to by the &lt;output_dir&gt; tag in the XML), and the presence of the scripts that control a downscaling experiment (pointed to by the &lt;script_dir&gt; tag). The presence of either is enough to flag pre-existing output. Furthermore, expergen will only overwrite older output if the &lt;ifpreexist&gt; element in the XML is set to <text:span text:style-name="T3">erase </text:span>or<text:span text:style-name="T3"> move</text:span>. Try checking the XML for the &lt;ifpreexist&gt; element and re-running expergen. </text:p>
      <text:p text:style-name="Standard"/>
      <text:p text:style-name="Standard"><text:span text:style-name="T11"><text:tab/></text:span><text:span text:style-name="T12">4.4.3: postProc</text:span></text:p>
      <text:p text:style-name="Standard"/>
      <text:p text:style-name="Standard"><text:span text:style-name="T11">PostProc will not process my downscaled output, even though all the minifiles I asked for are present in /archive.</text:span></text:p>
      <text:p text:style-name="Standard">Are you running your postProc output for an entire downscaled region? postProc will not run on experiments that do not access an entire downscaled region, and will not run at all on zeroD data. </text:p>
      <text:p text:style-name="P6"/>
      <text:p text:style-name="Standard"><text:span text:style-name="T11">The output from postProc is full of zeroes - and it’s not a qcmask file!</text:span></text:p>
      <text:p text:style-name="Standard">Before the latest updates to the cinnamon branch, if there were an unexpected number of minifiles in the output directory - either more or less than the number of minifiles in the Red River region - <text:s/>postProc returned a file full of zeroes. The latest updates to cinnamon should have fixed this, but try checking to see that all 190 minifiles are present in /archive and contact Aparna or Carolyn.</text:p>
      <text:p text:style-name="Standard"/>
      <text:p text:style-name="Standard"><text:span text:style-name="T3">Note</text:span>: postProc accepts comma-separated variable names. (Spaces are OK in the new release, code has been added to eliminate any accidental white-space from users). </text:p>
      <text:p text:style-name="Standard">If you’re using the aut-generated postProc command, formatting of the variables is done for you beforehand. </text:p>
      <text:p text:style-name="Standard"/>
      <text:p text:style-name="Standard"><text:tab/><text:span text:style-name="T3">4.4.4: General</text:span></text:p>
      <text:p text:style-name="Standard"/>
      <text:p text:style-name="Standard"><text:span text:style-name="T11">This downscaling run has been running for more than an hour, but it is still not done - and it’s not stuck; there are still new files being written every minute or two.</text:span> </text:p>
      <text:p text:style-name="Standard">It is likely that the analysis node is heavily loaded. Please consult Aparna or Carolyn. </text:p>
      <text:p text:style-name="Standard"/>
      <text:p text:style-name="Standard"><text:span text:style-name="T11">There is a very large file called cattool.$experiment_name.nc in my current directory, and I’m getting warning messages about my quota. What gives?</text:span> </text:p>
      <text:p text:style-name="Standard">If you run commands from ppFudge without the postProc wrapper, those commands execute in your current directory by default. If you are close to your quota, this can put you over your limit, leaving cattool to quit without cleaning up its intermediate files. Try deleting the file, moving to a /vftmp directory, calling the command that you invoked again, and avoid running commands from ppFudge without invoking them through postProc.</text:p>
      <text:p text:style-name="Standard"><text:soft-page-break/></text:p>
      <text:p text:style-name="Standard"><text:span text:style-name="T11">The pathnames in the output directories of my runcode terminate without an endquote. R does not like this.</text:span></text:p>
      <text:p text:style-name="Standard">Do you have a “:” or a “@” in your pathnames? runcode creators use sed scripts with a “:” terminator, and the regression tests for FUDGE use “@”. Try replacing them and running agai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6" meta:image-count="0" meta:object-count="0" meta:page-count="9" meta:paragraph-count="137" meta:word-count="2691" meta:character-count="18175"/>
    <meta:generator>OpenOffice.org/3.3$Unix OpenOffice.org_project/330m20$Build-9567</meta:generator>
  </office:meta>
</office:document-meta>
</file>